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E2023_5f_prese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2023_pres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column table:style-name="co1" table:number-columns-repeated="16127" table:default-cell-style-name="Default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16362"/>
        </table:table-row>
        <table:table-row table:style-name="ro1" table:number-rows-repeated="1047778">
          <table:table-cell table:number-columns-repeated="16384"/>
        </table:table-row>
        <table:table-row table:style-name="ro2" table:number-rows-repeated="1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2020" style:display-name="PageStyle_DE202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àgina </text:span><text:span text:style-name="MT1"><text:page-number>1</text:page-number></text:span></text:p>
      </style:footer>
      <style:footer-left style:display="false">
        <text:p><text:span text:style-name="MT1">Pàgina </text:span><text:span text:style-name="MT1"><text:page-number>1</text:page-number></text:span></text:p>
      </style:footer-left>
      <style:footer-first style:display="false">
        <text:p><text:span text:style-name="MT1">Pàgina </text:span><text:span text:style-name="MT1"><text:page-number>1</text:page-number></text:span></text:p>
      </style:footer-first>
    </style:master-page>
    <style:master-page style:name="PageStyle_5f_DE2023_5f_preset" style:display-name="PageStyle_DE2023_preset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  <style:master-page style:name="PageStyle_5f_Hoja3" style:display-name="PageStyle_Hoja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00:13:20.201000000</dc:date>
    <meta:editing-cycles>8</meta:editing-cycles>
    <meta:editing-duration>PT1H50M39S</meta:editing-duration>
    <meta:generator>LibreOffice/7.6.2.1$Windows_x86 LibreOffice_project/56f7684011345957bbf33a7ee678afaf4d2ba333</meta:generator>
    <meta:document-statistic meta:table-count="1" meta:cell-count="15224" meta:object-count="0"/>
  </office:meta>
</office:document-meta>
</file>